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e2f" officeooo:paragraph-rsid="00196e2f"/>
    </style:style>
    <style:style style:name="P2" style:family="paragraph" style:parent-style-name="Standard">
      <style:paragraph-properties fo:text-align="center" style:justify-single-word="false"/>
      <style:text-properties style:font-name="Century Schoolbook L" fo:font-size="16pt" style:text-underline-style="solid" style:text-underline-width="auto" style:text-underline-color="font-color" officeooo:rsid="00196e2f" officeooo:paragraph-rsid="00196e2f" style:font-size-asian="16pt" style:font-size-complex="16pt"/>
    </style:style>
    <style:style style:name="P3" style:family="paragraph" style:parent-style-name="Standard">
      <style:text-properties style:font-name="Purisa" officeooo:rsid="00196e2f" officeooo:paragraph-rsid="00196e2f"/>
    </style:style>
    <style:style style:name="P4" style:family="paragraph" style:parent-style-name="Standard">
      <style:text-properties style:font-name="Purisa" officeooo:rsid="001b04ef" officeooo:paragraph-rsid="001b04ef"/>
    </style:style>
    <style:style style:name="P5" style:family="paragraph" style:parent-style-name="Standard">
      <style:text-properties style:font-name="Purisa" officeooo:rsid="001ce909" officeooo:paragraph-rsid="001ce909"/>
    </style:style>
    <style:style style:name="P6" style:family="paragraph" style:parent-style-name="Standard">
      <style:text-properties style:font-name="Purisa" officeooo:rsid="001d18d7" officeooo:paragraph-rsid="001d18d7"/>
    </style:style>
    <style:style style:name="P7" style:family="paragraph" style:parent-style-name="Standard">
      <style:text-properties style:font-name="Purisa" style:text-underline-style="solid" style:text-underline-width="auto" style:text-underline-color="font-color" fo:font-weight="bold" officeooo:rsid="001ee3fd" officeooo:paragraph-rsid="001f2015" style:font-weight-asian="bold" style:font-weight-complex="bold"/>
    </style:style>
    <style:style style:name="P8" style:family="paragraph" style:parent-style-name="Standard">
      <style:text-properties style:font-name="Purisa" style:text-underline-style="solid" style:text-underline-width="auto" style:text-underline-color="font-color" fo:font-weight="bold" officeooo:rsid="0024efd7" officeooo:paragraph-rsid="0024efd7" style:font-weight-asian="bold" style:font-weight-complex="bold"/>
    </style:style>
    <style:style style:name="P9" style:family="paragraph" style:parent-style-name="Standard">
      <style:text-properties style:font-name="Purisa" style:text-underline-style="solid" style:text-underline-width="auto" style:text-underline-color="font-color" fo:font-weight="bold" officeooo:rsid="002a0400" officeooo:paragraph-rsid="002a0400" style:font-weight-asian="bold" style:font-weight-complex="bold"/>
    </style:style>
    <style:style style:name="P10" style:family="paragraph" style:parent-style-name="Standard">
      <style:text-properties style:font-name="Purisa" officeooo:rsid="001db631" officeooo:paragraph-rsid="0024efd7"/>
    </style:style>
    <style:style style:name="P11" style:family="paragraph" style:parent-style-name="Standard">
      <style:text-properties style:font-name="Purisa" officeooo:rsid="001f2015" officeooo:paragraph-rsid="001f2015"/>
    </style:style>
    <style:style style:name="P12" style:family="paragraph" style:parent-style-name="Standard">
      <style:text-properties style:font-name="Purisa" officeooo:rsid="001f83d3" officeooo:paragraph-rsid="001f83d3"/>
    </style:style>
    <style:style style:name="P13" style:family="paragraph" style:parent-style-name="Standard">
      <style:text-properties style:font-name="Purisa" officeooo:rsid="001fc052" officeooo:paragraph-rsid="001fca0f"/>
    </style:style>
    <style:style style:name="P14" style:family="paragraph" style:parent-style-name="Standard">
      <style:text-properties style:font-name="Purisa" officeooo:rsid="001d18d7" officeooo:paragraph-rsid="001d18d7"/>
    </style:style>
    <style:style style:name="P15" style:family="paragraph" style:parent-style-name="Standard">
      <style:text-properties style:font-name="Purisa" officeooo:rsid="002209cc" officeooo:paragraph-rsid="002209cc"/>
    </style:style>
    <style:style style:name="P16" style:family="paragraph" style:parent-style-name="Standard">
      <style:text-properties style:font-name="Purisa" officeooo:rsid="0024efd7" officeooo:paragraph-rsid="0024efd7"/>
    </style:style>
    <style:style style:name="P17" style:family="paragraph" style:parent-style-name="Standard">
      <style:text-properties style:font-name="Purisa" officeooo:rsid="0024efd7" officeooo:paragraph-rsid="0028ee66"/>
    </style:style>
    <style:style style:name="P18" style:family="paragraph" style:parent-style-name="Standard">
      <style:text-properties style:font-name="Purisa" officeooo:rsid="002536af" officeooo:paragraph-rsid="002536af"/>
    </style:style>
    <style:style style:name="P19" style:family="paragraph" style:parent-style-name="Standard">
      <style:text-properties style:font-name="Purisa" officeooo:rsid="001ee3fd" officeooo:paragraph-rsid="001f2015"/>
    </style:style>
    <style:style style:name="P20" style:family="paragraph" style:parent-style-name="Standard">
      <style:text-properties style:font-name="Purisa" officeooo:rsid="002a0400" officeooo:paragraph-rsid="002a0400"/>
    </style:style>
    <style:style style:name="P21" style:family="paragraph" style:parent-style-name="Standard">
      <style:text-properties style:font-name="Purisa" officeooo:rsid="002bec9d" officeooo:paragraph-rsid="002bec9d"/>
    </style:style>
    <style:style style:name="P22" style:family="paragraph" style:parent-style-name="Standard">
      <style:text-properties officeooo:rsid="001d6aa1" officeooo:paragraph-rsid="001d6aa1"/>
    </style:style>
    <style:style style:name="P23" style:family="paragraph" style:parent-style-name="Standard">
      <style:text-properties officeooo:paragraph-rsid="002e2eff"/>
    </style:style>
    <style:style style:name="T1" style:family="text">
      <style:text-properties style:font-name="Purisa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2" style:family="text">
      <style:text-properties style:font-name="Purisa" officeooo:rsid="002d0d80"/>
    </style:style>
    <style:style style:name="T3" style:family="text">
      <style:text-properties officeooo:rsid="002387ad"/>
    </style:style>
    <style:style style:name="T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officeooo:rsid="002536af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24efd7" style:font-weight-asian="bold" style:font-weight-complex="bold"/>
    </style:style>
    <style:style style:name="T8" style:family="text">
      <style:text-properties officeooo:rsid="0028ee66"/>
    </style:style>
    <style:style style:name="T9" style:family="text">
      <style:text-properties fo:font-variant="normal" fo:text-transform="none" fo:color="#24292e" style:font-name="apple-system" fo:font-size="12pt" fo:letter-spacing="normal" fo:font-style="normal"/>
    </style:style>
    <style:style style:name="T10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11" style:family="text">
      <style:text-properties fo:font-variant="normal" fo:text-transform="none" fo:color="#24292e" style:font-name="apple-system" fo:font-size="12pt" fo:letter-spacing="normal" fo:font-style="normal" fo:font-weight="bold" officeooo:rsid="002d0d80"/>
    </style:style>
    <style:style style:name="T12" style:family="text">
      <style:text-properties fo:font-variant="normal" fo:text-transform="none" fo:color="#24292e" style:font-name="apple-system" fo:font-size="12pt" fo:letter-spacing="normal" fo:font-style="normal" fo:font-weight="bold" officeooo:rsid="002e2eff"/>
    </style:style>
    <style:style style:name="T13" style:family="text">
      <style:text-properties fo:font-variant="normal" fo:text-transform="none" fo:color="#24292e" style:font-name="Purisa" fo:font-size="12pt" fo:letter-spacing="normal" fo:font-style="normal" fo:font-weight="bold" officeooo:rsid="002e2eff"/>
    </style:style>
    <style:style style:name="T14" style:family="text">
      <style:text-properties style:text-underline-style="none"/>
    </style:style>
    <style:style style:name="T15" style:family="text">
      <style:text-properties fo:color="#000000"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art I</text:p>
      <text:p text:style-name="P1"/>
      <text:p text:style-name="P22"><text:span text:style-name="T1">Basic setup</text:span></text:p>
      <text:p text:style-name="P3">rails new projekt –webpack=vue</text:p>
      <text:p text:style-name="P4">gem install mailcatcher --no-ri –no-rdoc</text:p>
      <text:p text:style-name="P5">add various gems</text:p>
      <text:p text:style-name="P6">yarn add vue-turbolinks</text:p>
      <text:p text:style-name="P6">yarn add vue-resource</text:p>
      <text:p text:style-name="P10">rails generate simple_form:install</text:p>
      <text:p text:style-name="P13"><text:span text:style-name="T4"/></text:p>
      <text:p text:style-name="P13"><text:span text:style-name="T4">gem settings for live changes without refresh</text:span></text:p>
      <text:p text:style-name="P13">guard init livereload</text:p>
      <text:p text:style-name="P13">bundle exec livereload</text:p>
      <text:p text:style-name="P13"/>
      <text:p text:style-name="P7"/>
      <text:p text:style-name="P19"><text:span text:style-name="T6">Devise </text:span><text:span text:style-name="T7">setup &amp; modification</text:span></text:p>
      <text:p text:style-name="P11">rails g devise:install</text:p>
      <text:p text:style-name="P12">rails g controller home index</text:p>
      <text:p text:style-name="P15">rails g devise User <text:span text:style-name="T3">(uncomment confirmable code in migration)</text:span></text:p>
      <text:p text:style-name="P18">rake db:migrate</text:p>
      <text:p text:style-name="P16">modify routes <text:span text:style-name="T5">for our sign_up feature!</text:span></text:p>
      <text:p text:style-name="P16"/>
      <text:p text:style-name="P8">Controllers</text:p>
      <text:p text:style-name="P17">registrations <text:span text:style-name="T8">&amp; confirmations controllers</text:span></text:p>
      <text:p text:style-name="P17"><text:span text:style-name="T8">(extends devise class! Code given in devise docs)</text:span></text:p>
      <text:p text:style-name="P17"/>
      <text:p text:style-name="P9">Add fields to user table</text:p>
      <text:p text:style-name="P20">rails g migration AddNameToUsers name:string</text:p>
      <text:p text:style-name="P21">rake db:migrate</text:p>
      <text:p text:style-name="P20">rails g migration AddTeamIdToUsers team_id:integer</text:p>
      <text:p text:style-name="P21">rake <text:a xlink:type="simple" xlink:href="db:migrate" text:style-name="Internet_20_link" text:visited-style-name="Visited_20_Internet_20_Link"><text:span text:style-name="T15">db:migrate</text:span></text:a></text:p>
      <text:p text:style-name="P21"/>
      <text:p text:style-name="P23"><text:span text:style-name="T2">Added a file under models/concern to log the errors in terminal!</text:span></text:p>
      <text:p text:style-name="P23"><text:span text:style-name="Strong_20_Emphasis"><text:span text:style-name="T12">{ </text:span></text:span><text:span text:style-name="Strong_20_Emphasis"><text:span text:style-name="T10">log_validation_errors.rb</text:span></text:span><text:span text:style-name="Strong_20_Emphasis"><text:span text:style-name="T11"> </text:span></text:span><text:span text:style-name="Strong_20_Emphasis"><text:span text:style-name="T12">}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Purisa" svg:font-family="Purisa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8:51:50.071855028</meta:creation-date>
    <dc:date>2018-11-22T11:42:54.067922792</dc:date>
    <meta:editing-duration>PT4H4M15S</meta:editing-duration>
    <meta:editing-cycles>25</meta:editing-cycles>
    <meta:generator>LibreOffice/5.1.6.2$Linux_X86_64 LibreOffice_project/10m0$Build-2</meta:generator>
    <meta:document-statistic meta:table-count="0" meta:image-count="0" meta:object-count="0" meta:page-count="1" meta:paragraph-count="27" meta:word-count="114" meta:character-count="802" meta:non-whitespace-character-count="716"/>
  </office:meta>
</office:document-meta>
</file>